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ed7b6" officeooo:paragraph-rsid="001ed7b6"/>
    </style:style>
    <style:style style:name="P2" style:family="paragraph" style:parent-style-name="Standard">
      <style:text-properties officeooo:rsid="001f373d" officeooo:paragraph-rsid="001f373d"/>
    </style:style>
    <style:style style:name="P3" style:family="paragraph" style:parent-style-name="Standard">
      <style:text-properties officeooo:rsid="001fff10" officeooo:paragraph-rsid="001fff10"/>
    </style:style>
    <style:style style:name="T1" style:family="text">
      <style:text-properties officeooo:rsid="001f373d"/>
    </style:style>
    <style:style style:name="T2" style:family="text">
      <style:text-properties officeooo:rsid="001fff1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pecifiche Progetto AMOD 2019/2020:</text:p>
      <text:p text:style-name="P1"/>
      <text:p text:style-name="P1"/>
      <text:p text:style-name="P1">Problema del cutting stock monodimensionale.</text:p>
      <text:p text:style-name="P1"/>
      <text:p text:style-name="P1">Insieme di modalità di taglio con problema di PL o PLI a seconda delle variabili (problema intrinsecamente intero). La risoluzione del problema deve avvenire tramite il metodo del simplesso dinamico, quindi aggiungendo delle colonne che vengono opportunamente generate risolvendo il problema di pricing (che poi risulta essere un problema di knapsack), chiedendoci se esiste un pattern tra quelli non generati che conviene aggiungere all’insieme corrente per ottenere una soluzione migliore. Quindi implementare l’oracolo di generazione colonne è da implementare, che quindi risolve il problema di pricing andando a restituire in generale una soluzione frazionaria, però siamo sicuri che abbiamo utilizzato tutte le possibili modalità di taglio per ottenere una soluzione ottima rislassata.</text:p>
      <text:p text:style-name="P1"/>
      <text:p text:style-name="P1">API GUROBI O SIPLEX per risolvere i problemi di ottimizzazione ottenuti.</text:p>
      <text:p text:style-name="P1"/>
      <text:p text:style-name="P1">Successivamente implementare del <text:span text:style-name="T1">codice per eseguirne dei calcoli statistici, come ad esempio quante colonne vengono aggiunte in media o quante colonne vengono aggiunte in funzione della dimensione del problema</text:span></text:p>
      <text:p text:style-name="P1"/>
      <text:p text:style-name="P1"/>
      <text:p text:style-name="P2">Cercare inoltre di sviluppare delle istanze personale di test in quanto va a valorizzare il progetto. Scegliere istanze diverse che abbiano diversi significati (come istanze buone per l’algoritmo ed istanze “cattive” che tendono ad avere molti passaggi prima di essere risolte.)</text:p>
      <text:p text:style-name="P2"/>
      <text:p text:style-name="P2">Parametri significativi del problema:</text:p>
      <text:p text:style-name="P2"><text:tab/>-numero di moduli da creare in relazione alla lunghezza del paper roll (altezza delle colonne..)</text:p>
      <text:p text:style-name="P2"><text:tab/>-domanda, quindi quanti moduli di ciascun tipo si vuole (se la domanda è alta il problema è semplificato diciamo)</text:p>
      <text:p text:style-name="P2"><text:tab/>-<text:span text:style-name="T2">lunghezza del paper roll e numero di moduli diversi da generare</text:span></text:p>
      <text:p text:style-name="P2"><text:tab/></text:p>
      <text:p text:style-name="P3">Generare le istanze in maniera casuale per i diversi parametri del problema. Per ogni famiglia (10 istanze a famiglia) andiamo a verificare gli aspetti statistici. (valori medi, massimi e minimi sui tempi di calcolo e distanza dalla soluzione ottenuta con l’arrotondamento rispetto alla soluzione ottima frazionaria).</text:p>
      <text:p text:style-name="P2"/>
      <text:p text:style-name="P3">Nella funzione obiettivo contiamo solamente il numero di roll senza andare ad aggiungere un costo. (vogliamo quindi minimizzare il numero di paper roll).</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19T15:46:42.409987343</meta:creation-date>
    <dc:date>2020-07-19T23:29:46.618952386</dc:date>
    <meta:editing-duration>PT7H12M33S</meta:editing-duration>
    <meta:editing-cycles>1</meta:editing-cycles>
    <meta:document-statistic meta:table-count="0" meta:image-count="0" meta:object-count="0" meta:page-count="1" meta:paragraph-count="13" meta:word-count="320" meta:character-count="2213" meta:non-whitespace-character-count="1901"/>
    <meta:generator>LibreOffice/6.4.4.2$Linux_X86_64 LibreOffice_project/40$Build-2</meta:generator>
  </office:meta>
</office:document-meta>
</file>